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normal" style:text-underline-style="non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rodução</text:p>
      <text:p text:style-name="Standard"/>
      <text:p text:style-name="Standard"><text:tab/>A internet hoje em dia se fundamenta nos princípios da <text:span text:style-name="T1">World Wide Web </text:span><text:span text:style-name="T2">ou somente </text:span><text:span text:style-name="T1">Web </text:span><text:span text:style-name="T2">como é conhecida, os usuários se conectam na rede mundial de computadores e utilizam as páginas da </text:span><text:span text:style-name="T1">Web </text:span><text:span text:style-name="T2">para realizar todo e qualquer tipo de ação dentro da rede. Desde conversar com seus amigos e familiares até realizar compras em uma página de </text:span><text:span text:style-name="T1">e-commerce</text:span><text:span text:style-name="T2">, tudo isso passa pela </text:span><text:span text:style-name="T1">Web</text:span><text:span text:style-name="T2">. A </text:span><text:span text:style-name="T1">World Wide Web</text:span><text:span text:style-name="T2"> foi inventada no CERN, o Centro Europeu de Pesquisa Nuclear, com o principal objetivo de servir como suporte a consulta e comunicação interna dos projetos de pesquisa do CERN. A ideia era utilizar hipertextos que podiam funcionar também como hiperlinks e faziam ligações para outras páginas com mais informações. Toda plataforma desenvolvida internamente dentro do CERN para a <text:s/></text:span><text:span text:style-name="T1">Web </text:span><text:span text:style-name="T2">foi mais tarde disponibilizada ao domínio público sem cobrança de royalties sob qualquer parte. Mais tarde Tim Berners-Lee, o fundador da </text:span><text:span text:style-name="T1">Web</text:span><text:span text:style-name="T2"> dentro do CERN, criou a o </text:span><text:span text:style-name="T1">World Wide Web Consortium </text:span><text:span text:style-name="T2">com o principal objetivo de guiar os padrões utilizados dentro da rede. Conhecido também como W3C, é composto por funcionários de diversas empresas que trabalham em período integral para manter e evoluir os padrões especificados pela organização.</text:span></text:p>
      <text:p text:style-name="Standard"><text:span text:style-name="T2"/></text:p>
      <text:p text:style-name="Standard"><text:span text:style-name="T2"><text:tab/>Além de ser utilizada por pessoas, a </text:span><text:span text:style-name="T1">Web</text:span><text:span text:style-name="T2"> também é utilizada hoje para comunicação entre sistemas. São efetivamente computadores acessando outros computadores para trocarem informações. Como os padrões definidos tem sua especificação aberta, a </text:span><text:span text:style-name="T1">Web </text:span><text:span text:style-name="T2">também se torna uma ótima ferramenta para integrar sistemas diferentes em plataformas diferentes.</text:span></text:p>
      <text:p text:style-name="Standard"><text:span text:style-name="T2"/></text:p>
      <text:p text:style-name="Standard"><text:span text:style-name="T2"><text:tab/>Uma parte importante da </text:span><text:span text:style-name="T1">Web</text:span><text:span text:style-name="T2"> são os chamados </text:span><text:span text:style-name="T1">Web Browsers</text:span><text:span text:style-name="T2"> ou Navegadores que servem para que as páginas da </text:span><text:span text:style-name="T1">Web</text:span><text:span text:style-name="T2"> possam ser acessadas e operadas. Os navegadores são ferramentas que interpretam os padrões descritos pela W3C e fazem a interface para que os humanos consigam entender as informações descritas nas páginas e consigam navegar por elas de forma intuitiva, utilizando os hiperlinks.</text:span></text:p>
      <text:p text:style-name="Standard"><text:span text:style-name="T2"><text:tab/></text:span></text:p>
      <text:p text:style-name="Standard"><text:span text:style-name="T2"><text:tab/>Com o advento da qualidade na comunicação da internet, as páginas da </text:span><text:span text:style-name="T1">Web</text:span><text:span text:style-name="T2"> se tornaram cada vez mais elaboradas e interativas. Hoje não são apenas hipertextos com hiperlinks, são sistemas complexos que processam até som, imagem e vídeo. Embora estas funcionalidades dinâmicas existam, não há um padrão claro a respeito dele. A HTML que é a linguagem de programação da </text:span><text:span text:style-name="T1">Web</text:span><text:span text:style-name="T2"> não oferece um suporte nativo para todas estas implementações e </text:span><text:span text:style-name="T1">plugins</text:span><text:span text:style-name="T2"> adicionais não padronizados são utilizados para implementar estas necessidades (o Flash Player é um exemplo). </text:span></text:p>
      <text:p text:style-name="Standard"><text:span text:style-name="T2"/></text:p>
      <text:p text:style-name="Standard"><text:span text:style-name="T2"><text:tab/>A W3C trabalha em uma evolução da linguagem HTML mais preparada para este tipo de cenário, a chamada HTML5. Dentro da HTML5 existem vários detalhes em discussão e um dos mais importantes é a questão da forma como vídeo e imagem vão ser interpretados.</text:span></text:p>
      <text:p text:style-name="Standard"><text:span text:style-name="T2"/></text:p>
      <text:p text:style-name="Standard"><text:span text:style-name="T2"><text:tab/>Apesar da evolução a </text:span><text:span text:style-name="T1">Web</text:span><text:span text:style-name="T2"> hoje é um conjunto d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sun </meta:initial-creator>
    <meta:creation-date>2012-08-27T14:52:32</meta:creation-date>
    <dc:date>2012-08-27T17:26:16</dc:date>
    <dc:creator>xsun </dc:creator>
    <meta:editing-duration>PT33M14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8" meta:word-count="449" meta:character-count="2805" meta:non-whitespace-character-count="2353"/>
  </office:meta>
</office:document-meta>
</file>